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42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1;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1;2;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2; 3; 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4; 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3; 5;6;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3; 4; 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7;8;1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4;5;9; 1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8; 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12;1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14; 1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string" table:style-name="ce2">
            <text:p>10;11;15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minf</dc:creator>
    <meta:creation-date>2022-07-26T06:42:39Z</meta:creation-date>
    <dc:date>2023-02-20T13:21:17Z</dc:date>
  </office:meta>
</office:document-meta>
</file>